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install-rapidjson"/>Install RapidJSON</text:h>
      <text:section text:style-name="Sect1" text:name="book-search-results">
        <text:p text:style-name="Text_20_body">RapidJSON has become a hard dependency for OpenRAVE. Please note OpenRAVE requires the latest master branch of RapidJSON, therefore installing the <text:span text:style-name="Source_20_Text">rapidjson-dev</text:span> package via <text:span text:style-name="Emphasis">apt</text:span> will probably not work.</text:p>
        <text:p text:style-name="Text_20_body">This is a header-only library, but you'll probably want to disable examples and tests in order to avoid compiling stuff:</text:p>
        <text:p text:style-name="Preformatted_20_Text"><text:span text:style-name="Source_20_Text">mkdir -p repos &amp;&amp; cd repos</text:span></text:p>
        <text:p text:style-name="Preformatted_20_Text"><text:span text:style-name="Source_20_Text">git clone https://github.com/Tencent/rapidjson.git</text:span></text:p>
        <text:p text:style-name="Preformatted_20_Text"><text:span text:style-name="Source_20_Text">cd rapidjson</text:span></text:p>
        <text:p text:style-name="Preformatted_20_Text"><text:span text:style-name="Source_20_Text">mkdir build &amp;&amp; cd build</text:span></text:p>
        <text:p text:style-name="Preformatted_20_Text"><text:span text:style-name="Source_20_Text">cmake .. -DRAPIDJSON_BUILD_DOC=OFF -DRAPIDJSON_BUILD_EXAMPLES=OFF -DRAPIDJSON_BUILD_TESTS=OFF</text:span></text:p>
        <text:p text:style-name="P1"><text:span text:style-name="Source_20_Text">make &amp;&amp; sudo make install</text:span></text:p>
      </text:section>
      <text:p text:style-name="Standard"><text:a xlink:type="simple" xlink:href="https://roboticslab-uc3m.github.io/installation-guides/install-realsense2.html" text:style-name="Internet_20_link" text:visited-style-name="Visited_20_Internet_20_Link"><text:line-break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16:09:52.959992111</meta:creation-date>
    <dc:date>2021-04-28T16:11:33.843296775</dc:date>
    <meta:editing-duration>PT1M53S</meta:editing-duration>
    <meta:editing-cycles>1</meta:editing-cycles>
    <meta:document-statistic meta:table-count="0" meta:image-count="0" meta:object-count="0" meta:page-count="1" meta:paragraph-count="10" meta:word-count="77" meta:character-count="567" meta:non-whitespace-character-count="498"/>
    <meta:generator>LibreOffice/6.1.5.2$Linux_ARM_EABI LibreOffice_project/10$Build-2</meta:generator>
  </office:meta>
</office:document-meta>
</file>